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4dd83"/>
    </style:style>
    <style:style style:name="P2" style:family="paragraph" style:parent-style-name="Horizontal_20_Line">
      <style:text-properties officeooo:paragraph-rsid="0014dd83"/>
    </style:style>
    <style:style style:name="P3" style:family="paragraph" style:parent-style-name="Preformatted_20_Text" style:list-style-name="L17">
      <style:paragraph-properties style:writing-mode="lr-tb"/>
      <style:text-properties officeooo:paragraph-rsid="0014dd83"/>
    </style:style>
    <style:style style:name="P4" style:family="paragraph" style:parent-style-name="Preformatted_20_Text" style:list-style-name="L17">
      <style:paragraph-properties fo:margin-top="0cm" fo:margin-bottom="0.499cm" style:contextual-spacing="false" style:writing-mode="lr-tb"/>
      <style:text-properties officeooo:paragraph-rsid="0014dd83"/>
    </style:style>
    <style:style style:name="P5" style:family="paragraph" style:parent-style-name="Preformatted_20_Text" style:list-style-name="L18">
      <style:paragraph-properties style:writing-mode="lr-tb"/>
      <style:text-properties officeooo:paragraph-rsid="0014dd83"/>
    </style:style>
    <style:style style:name="P6" style:family="paragraph" style:parent-style-name="Preformatted_20_Text" style:list-style-name="L18">
      <style:paragraph-properties fo:margin-top="0cm" fo:margin-bottom="0.499cm" style:contextual-spacing="false" style:writing-mode="lr-tb"/>
      <style:text-properties officeooo:paragraph-rsid="0014dd83"/>
    </style:style>
    <style:style style:name="P7" style:family="paragraph" style:parent-style-name="Preformatted_20_Text" style:list-style-name="L19">
      <style:paragraph-properties fo:margin-top="0cm" fo:margin-bottom="0.499cm" style:contextual-spacing="false" style:writing-mode="lr-tb"/>
      <style:text-properties officeooo:paragraph-rsid="0014dd83"/>
    </style:style>
    <style:style style:name="P8" style:family="paragraph" style:parent-style-name="Preformatted_20_Text" style:list-style-name="L20">
      <style:paragraph-properties fo:margin-top="0cm" fo:margin-bottom="0.499cm" style:contextual-spacing="false" style:writing-mode="lr-tb"/>
      <style:text-properties officeooo:paragraph-rsid="0014dd83"/>
    </style:style>
    <style:style style:name="P9" style:family="paragraph" style:parent-style-name="Preformatted_20_Text" style:list-style-name="L21">
      <style:paragraph-properties fo:margin-top="0cm" fo:margin-bottom="0.499cm" style:contextual-spacing="false" style:writing-mode="lr-tb"/>
      <style:text-properties officeooo:paragraph-rsid="0014dd83"/>
    </style:style>
    <style:style style:name="P10" style:family="paragraph" style:parent-style-name="Preformatted_20_Text" style:list-style-name="L22">
      <style:paragraph-properties style:writing-mode="lr-tb"/>
      <style:text-properties officeooo:paragraph-rsid="0014dd83"/>
    </style:style>
    <style:style style:name="P11" style:family="paragraph" style:parent-style-name="Preformatted_20_Text" style:list-style-name="L22">
      <style:paragraph-properties fo:margin-top="0cm" fo:margin-bottom="0.499cm" style:contextual-spacing="false" style:writing-mode="lr-tb"/>
      <style:text-properties officeooo:paragraph-rsid="0014dd83"/>
    </style:style>
    <style:style style:name="P12" style:family="paragraph" style:parent-style-name="Preformatted_20_Text" style:list-style-name="L23">
      <style:paragraph-properties style:writing-mode="lr-tb"/>
      <style:text-properties officeooo:paragraph-rsid="0014dd83"/>
    </style:style>
    <style:style style:name="P13" style:family="paragraph" style:parent-style-name="Preformatted_20_Text" style:list-style-name="L23">
      <style:paragraph-properties fo:margin-top="0cm" fo:margin-bottom="0.499cm" style:contextual-spacing="false" style:writing-mode="lr-tb"/>
      <style:text-properties officeooo:paragraph-rsid="0014dd83"/>
    </style:style>
    <style:style style:name="P14" style:family="paragraph" style:parent-style-name="Preformatted_20_Text" style:list-style-name="L24">
      <style:paragraph-properties style:writing-mode="lr-tb"/>
      <style:text-properties officeooo:paragraph-rsid="0014dd83"/>
    </style:style>
    <style:style style:name="P15" style:family="paragraph" style:parent-style-name="Preformatted_20_Text" style:list-style-name="L24">
      <style:paragraph-properties fo:margin-top="0cm" fo:margin-bottom="0.499cm" style:contextual-spacing="false" style:writing-mode="lr-tb"/>
      <style:text-properties officeooo:paragraph-rsid="0014dd83"/>
    </style:style>
    <style:style style:name="P16" style:family="paragraph" style:parent-style-name="Preformatted_20_Text" style:list-style-name="L25">
      <style:paragraph-properties style:writing-mode="lr-tb"/>
      <style:text-properties officeooo:paragraph-rsid="0014dd83"/>
    </style:style>
    <style:style style:name="P17" style:family="paragraph" style:parent-style-name="Preformatted_20_Text" style:list-style-name="L25">
      <style:paragraph-properties fo:margin-top="0cm" fo:margin-bottom="0.499cm" style:contextual-spacing="false" style:writing-mode="lr-tb"/>
      <style:text-properties officeooo:paragraph-rsid="0014dd83"/>
    </style:style>
    <style:style style:name="P18" style:family="paragraph" style:parent-style-name="Preformatted_20_Text" style:list-style-name="L26">
      <style:paragraph-properties style:writing-mode="lr-tb"/>
      <style:text-properties officeooo:paragraph-rsid="0014dd83"/>
    </style:style>
    <style:style style:name="P19" style:family="paragraph" style:parent-style-name="Preformatted_20_Text" style:list-style-name="L26">
      <style:paragraph-properties fo:margin-top="0cm" fo:margin-bottom="0.499cm" style:contextual-spacing="false" style:writing-mode="lr-tb"/>
      <style:text-properties officeooo:paragraph-rsid="0014dd83"/>
    </style:style>
    <style:style style:name="P20" style:family="paragraph" style:parent-style-name="Preformatted_20_Text" style:list-style-name="L27">
      <style:paragraph-properties style:writing-mode="lr-tb"/>
      <style:text-properties officeooo:paragraph-rsid="0014dd83"/>
    </style:style>
    <style:style style:name="P21" style:family="paragraph" style:parent-style-name="Preformatted_20_Text" style:list-style-name="L27">
      <style:paragraph-properties fo:margin-top="0cm" fo:margin-bottom="0.499cm" style:contextual-spacing="false" style:writing-mode="lr-tb"/>
      <style:text-properties officeooo:paragraph-rsid="0014dd83"/>
    </style:style>
    <style:style style:name="P22" style:family="paragraph" style:parent-style-name="Preformatted_20_Text" style:list-style-name="L28">
      <style:paragraph-properties style:writing-mode="lr-tb"/>
      <style:text-properties officeooo:paragraph-rsid="0014dd83"/>
    </style:style>
    <style:style style:name="P23" style:family="paragraph" style:parent-style-name="Preformatted_20_Text" style:list-style-name="L28">
      <style:paragraph-properties fo:margin-top="0cm" fo:margin-bottom="0.499cm" style:contextual-spacing="false" style:writing-mode="lr-tb"/>
      <style:text-properties officeooo:paragraph-rsid="0014dd83"/>
    </style:style>
    <style:style style:name="P24" style:family="paragraph" style:parent-style-name="Preformatted_20_Text" style:list-style-name="L29">
      <style:paragraph-properties style:writing-mode="lr-tb"/>
      <style:text-properties officeooo:paragraph-rsid="0014dd83"/>
    </style:style>
    <style:style style:name="P25" style:family="paragraph" style:parent-style-name="Preformatted_20_Text" style:list-style-name="L29">
      <style:paragraph-properties fo:margin-top="0cm" fo:margin-bottom="0.499cm" style:contextual-spacing="false" style:writing-mode="lr-tb"/>
      <style:text-properties officeooo:paragraph-rsid="0014dd83"/>
    </style:style>
    <style:style style:name="P26" style:family="paragraph" style:parent-style-name="Preformatted_20_Text" style:list-style-name="L30">
      <style:paragraph-properties style:writing-mode="lr-tb"/>
      <style:text-properties officeooo:paragraph-rsid="0014dd83"/>
    </style:style>
    <style:style style:name="P27" style:family="paragraph" style:parent-style-name="Preformatted_20_Text" style:list-style-name="L30">
      <style:paragraph-properties fo:margin-top="0cm" fo:margin-bottom="0.499cm" style:contextual-spacing="false" style:writing-mode="lr-tb"/>
      <style:text-properties officeooo:paragraph-rsid="0014dd83"/>
    </style:style>
    <style:style style:name="P28" style:family="paragraph" style:parent-style-name="Preformatted_20_Text" style:list-style-name="L31">
      <style:paragraph-properties fo:margin-top="0cm" fo:margin-bottom="0.499cm" style:contextual-spacing="false" style:writing-mode="lr-tb"/>
      <style:text-properties officeooo:paragraph-rsid="0014dd83"/>
    </style:style>
    <style:style style:name="P29" style:family="paragraph" style:parent-style-name="Preformatted_20_Text" style:list-style-name="L31">
      <style:paragraph-properties style:writing-mode="lr-tb"/>
      <style:text-properties officeooo:paragraph-rsid="0014dd83"/>
    </style:style>
    <style:style style:name="P30" style:family="paragraph" style:parent-style-name="Standard">
      <style:text-properties officeooo:paragraph-rsid="0014dd83"/>
    </style:style>
    <style:style style:name="P31" style:family="paragraph" style:parent-style-name="Text_20_body" style:list-style-name="L1">
      <style:text-properties officeooo:paragraph-rsid="0014dd83"/>
    </style:style>
    <style:style style:name="P32" style:family="paragraph" style:parent-style-name="Text_20_body" style:list-style-name="L17">
      <style:text-properties officeooo:paragraph-rsid="0014dd83"/>
    </style:style>
    <style:style style:name="P33" style:family="paragraph" style:parent-style-name="Text_20_body" style:list-style-name="L18">
      <style:text-properties officeooo:paragraph-rsid="0014dd83"/>
    </style:style>
    <style:style style:name="P34" style:family="paragraph" style:parent-style-name="Text_20_body" style:list-style-name="L19">
      <style:text-properties officeooo:paragraph-rsid="0014dd83"/>
    </style:style>
    <style:style style:name="P35" style:family="paragraph" style:parent-style-name="Text_20_body" style:list-style-name="L20">
      <style:text-properties officeooo:paragraph-rsid="0014dd83"/>
    </style:style>
    <style:style style:name="P36" style:family="paragraph" style:parent-style-name="Text_20_body" style:list-style-name="L21">
      <style:text-properties officeooo:paragraph-rsid="0014dd83"/>
    </style:style>
    <style:style style:name="P37" style:family="paragraph" style:parent-style-name="Text_20_body" style:list-style-name="L22">
      <style:text-properties officeooo:paragraph-rsid="0014dd83"/>
    </style:style>
    <style:style style:name="P38" style:family="paragraph" style:parent-style-name="Text_20_body" style:list-style-name="L23">
      <style:text-properties officeooo:paragraph-rsid="0014dd83"/>
    </style:style>
    <style:style style:name="P39" style:family="paragraph" style:parent-style-name="Text_20_body" style:list-style-name="L24">
      <style:text-properties officeooo:paragraph-rsid="0014dd83"/>
    </style:style>
    <style:style style:name="P40" style:family="paragraph" style:parent-style-name="Text_20_body" style:list-style-name="L25">
      <style:text-properties officeooo:paragraph-rsid="0014dd83"/>
    </style:style>
    <style:style style:name="P41" style:family="paragraph" style:parent-style-name="Text_20_body" style:list-style-name="L26">
      <style:text-properties officeooo:paragraph-rsid="0014dd83"/>
    </style:style>
    <style:style style:name="P42" style:family="paragraph" style:parent-style-name="Text_20_body" style:list-style-name="L27">
      <style:text-properties officeooo:paragraph-rsid="0014dd83"/>
    </style:style>
    <style:style style:name="P43" style:family="paragraph" style:parent-style-name="Text_20_body" style:list-style-name="L28">
      <style:text-properties officeooo:paragraph-rsid="0014dd83"/>
    </style:style>
    <style:style style:name="P44" style:family="paragraph" style:parent-style-name="Text_20_body" style:list-style-name="L29">
      <style:text-properties officeooo:paragraph-rsid="0014dd83"/>
    </style:style>
    <style:style style:name="P45" style:family="paragraph" style:parent-style-name="Text_20_body" style:list-style-name="L30">
      <style:text-properties officeooo:paragraph-rsid="0014dd83"/>
    </style:style>
    <style:style style:name="P46" style:family="paragraph" style:parent-style-name="Text_20_body" style:list-style-name="L31">
      <style:text-properties officeooo:paragraph-rsid="0014dd83"/>
    </style:style>
    <style:style style:name="P47" style:family="paragraph" style:parent-style-name="Text_20_body">
      <style:text-properties officeooo:paragraph-rsid="0014dd8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o construct the ground truth for evaluating detection accuracy, we developed explicit labeling guidelines for all 15 multi-language code smells. These guidelines were created to ensure <text:span text:style-name="Strong_20_Emphasis">transparency, reproducibility, and consistency</text:span> in the manual identification process. For each smell, we provide:</text:p>
      <text:list xml:id="list2932065254" text:style-name="L1">
        <text:list-item>
          <text:p text:style-name="P31">a <text:span text:style-name="Strong_20_Emphasis">plain-language definition</text:span> to clarify its intent,</text:p>
        </text:list-item>
        <text:list-item>
          <text:p text:style-name="P31"><text:span text:style-name="Strong_20_Emphasis">identification criteria</text:span> expressed as observable checks, and</text:p>
        </text:list-item>
        <text:list-item>
          <text:p text:style-name="P31">a <text:span text:style-name="Strong_20_Emphasis">clear example</text:span> of code that satisfies the criteria.</text:p>
        </text:list-item>
      </text:list>
      <text:p text:style-name="P47">By codifying the rules in this format, we minimize subjectivity in labeling and enable independent researchers to replicate our annotation process. Two annotators applied these guidelines independently, and disagreements were resolved through discussion until consensus was reached.</text:p>
      <text:h text:style-name="P1" text:outline-level="3"><text:span text:style-name="Strong_20_Emphasis">1. Not Handling Exceptions</text:span></text:h>
      <text:list xml:id="list1507644410" text:style-name="L17">
        <text:list-item>
          <text:p text:style-name="P32"><text:span text:style-name="Strong_20_Emphasis">Definition:</text:span> JNI methods that may throw exceptions are called without explicit handling (e.g., <text:span text:style-name="Source_20_Text">ExceptionCheck()</text:span>, <text:span text:style-name="Source_20_Text">ExceptionClear()</text:span>, <text:span text:style-name="Source_20_Text">ThrowNew()</text:span>, or try-catch).</text:p>
        </text:list-item>
        <text:list-item>
          <text:p text:style-name="P32"><text:span text:style-name="Strong_20_Emphasis">Identification Criteria:</text:span></text:p>
          <text:list>
            <text:list-item>
              <text:p text:style-name="P32">Call to methods like <text:span text:style-name="Source_20_Text">FindClass</text:span>, <text:span text:style-name="Source_20_Text">GetFieldID</text:span>, <text:span text:style-name="Source_20_Text">GetMethodID</text:span>, etc.</text:p>
            </text:list-item>
            <text:list-item>
              <text:p text:style-name="P32">No exception check or handling after the call.</text:p>
            </text:list-item>
          </text:list>
        </text:list-item>
        <text:list-item>
          <text:p text:style-name="P32"><text:span text:style-name="Strong_20_Emphasis">Example:</text:span></text:p>
          <text:p text:style-name="P3"><text:span text:style-name="Source_20_Text">jclass cls = env-&gt;FindClass("com/example/MyClass");</text:span></text:p>
          <text:p text:style-name="P3"><text:span text:style-name="Source_20_Text">// No exception handling after call</text:span></text:p>
          <text:p text:style-name="P4"><text:span text:style-name="Source_20_Text">return cls;</text:span></text:p>
        </text:list-item>
      </text:list>
      <text:p text:style-name="P2"/>
      <text:h text:style-name="P1" text:outline-level="3"><text:span text:style-name="Strong_20_Emphasis">2. Assuming Safe Return Value</text:span></text:h>
      <text:list xml:id="list3748237531" text:style-name="L18">
        <text:list-item>
          <text:p text:style-name="P33"><text:span text:style-name="Strong_20_Emphasis">Definition:</text:span> JNI methods return a value that is used or returned without checking for errors.</text:p>
        </text:list-item>
        <text:list-item>
          <text:p text:style-name="P33"><text:span text:style-name="Strong_20_Emphasis">Identification Criteria:</text:span></text:p>
          <text:list>
            <text:list-item>
              <text:p text:style-name="P33">JNI call assigns result to a variable.</text:p>
            </text:list-item>
            <text:list-item>
              <text:p text:style-name="P33">The variable is returned or propagated.</text:p>
            </text:list-item>
            <text:list-item>
              <text:p text:style-name="P33">No error check performed before returning.</text:p>
            </text:list-item>
          </text:list>
        </text:list-item>
        <text:list-item>
          <text:p text:style-name="P33"><text:span text:style-name="Strong_20_Emphasis">Example:</text:span></text:p>
          <text:p text:style-name="P5"><text:span text:style-name="Source_20_Text">jclass cls = env-&gt;FindClass("com/example/MyClass");</text:span></text:p>
          <text:p text:style-name="P6"><text:span text:style-name="Source_20_Text">return cls; // Returned without checking null/error</text:span></text:p>
        </text:list-item>
      </text:list>
      <text:p text:style-name="P2"/>
      <text:h text:style-name="P1" text:outline-level="3"><text:span text:style-name="Strong_20_Emphasis">3. Not Securing Libraries</text:span></text:h>
      <text:list xml:id="list1566116568" text:style-name="L19">
        <text:list-item>
          <text:p text:style-name="P34"><text:span text:style-name="Strong_20_Emphasis">Definition:</text:span> A native library is loaded without security wrappers (e.g., <text:span text:style-name="Source_20_Text">AccessController.doPrivileged</text:span>) and without exception handling.</text:p>
        </text:list-item>
        <text:list-item>
          <text:p text:style-name="P34"><text:soft-page-break/><text:span text:style-name="Strong_20_Emphasis">Identification Criteria:</text:span></text:p>
          <text:list>
            <text:list-item>
              <text:p text:style-name="P34">Call to <text:span text:style-name="Source_20_Text">System.loadLibrary</text:span> or similar.</text:p>
            </text:list-item>
            <text:list-item>
              <text:p text:style-name="P34">Not enclosed in privileged block or try-catch.</text:p>
            </text:list-item>
          </text:list>
        </text:list-item>
        <text:list-item>
          <text:p text:style-name="P34"><text:span text:style-name="Strong_20_Emphasis">Example:</text:span></text:p>
          <text:p text:style-name="P7"><text:span text:style-name="Source_20_Text">System.loadLibrary("nativeLib");</text:span></text:p>
        </text:list-item>
      </text:list>
      <text:p text:style-name="P2"/>
      <text:h text:style-name="P1" text:outline-level="3"><text:span text:style-name="Strong_20_Emphasis">4. Hard Coding Libraries</text:span></text:h>
      <text:list xml:id="list642378471" text:style-name="L20">
        <text:list-item>
          <text:p text:style-name="P35"><text:span text:style-name="Strong_20_Emphasis">Definition:</text:span> Library loading uses an absolute path tied to a specific operating system.</text:p>
        </text:list-item>
        <text:list-item>
          <text:p text:style-name="P35"><text:span text:style-name="Strong_20_Emphasis">Identification Criteria:</text:span></text:p>
          <text:list>
            <text:list-item>
              <text:p text:style-name="P35">Library path includes absolute directories (e.g., <text:span text:style-name="Source_20_Text">C:/</text:span>, <text:span text:style-name="Source_20_Text">/usr/lib/</text:span>).</text:p>
            </text:list-item>
            <text:list-item>
              <text:p text:style-name="P35">Path differs by OS without portability handling.</text:p>
            </text:list-item>
          </text:list>
        </text:list-item>
        <text:list-item>
          <text:p text:style-name="P35"><text:span text:style-name="Strong_20_Emphasis">Example:</text:span></text:p>
          <text:p text:style-name="P8"><text:span text:style-name="Source_20_Text">System.load("/usr/lib/nativeLib.so");</text:span></text:p>
        </text:list-item>
      </text:list>
      <text:p text:style-name="P2"/>
      <text:h text:style-name="P1" text:outline-level="3"><text:span text:style-name="Strong_20_Emphasis">5. Not Using Relative Path</text:span></text:h>
      <text:list xml:id="list2192837451" text:style-name="L21">
        <text:list-item>
          <text:p text:style-name="P36"><text:span text:style-name="Strong_20_Emphasis">Definition:</text:span> Library is loaded from an absolute path instead of a relative path.</text:p>
        </text:list-item>
        <text:list-item>
          <text:p text:style-name="P36"><text:span text:style-name="Strong_20_Emphasis">Identification Criteria:</text:span></text:p>
          <text:list>
            <text:list-item>
              <text:p text:style-name="P36">Call to <text:span text:style-name="Source_20_Text">System.load</text:span>.</text:p>
            </text:list-item>
            <text:list-item>
              <text:p text:style-name="P36">Absolute path used instead of relative.</text:p>
            </text:list-item>
          </text:list>
        </text:list-item>
        <text:list-item>
          <text:p text:style-name="P36"><text:span text:style-name="Strong_20_Emphasis">Example:</text:span></text:p>
          <text:p text:style-name="P9"><text:span text:style-name="Source_20_Text">System.load("/home/user/project/lib/nativeLib.so");</text:span></text:p>
        </text:list-item>
      </text:list>
      <text:p text:style-name="P2"/>
      <text:h text:style-name="P1" text:outline-level="3"><text:span text:style-name="Strong_20_Emphasis">6. Too Much Clustering</text:span></text:h>
      <text:list xml:id="list346572409" text:style-name="L22">
        <text:list-item>
          <text:p text:style-name="P37"><text:span text:style-name="Strong_20_Emphasis">Definition:</text:span> A class declares too many native methods (≥ threshold, default 8), and they are invoked externally.</text:p>
        </text:list-item>
        <text:list-item>
          <text:p text:style-name="P37"><text:span text:style-name="Strong_20_Emphasis">Identification Criteria:</text:span></text:p>
          <text:list>
            <text:list-item>
              <text:p text:style-name="P37">Count of native methods in a class ≥ threshold.</text:p>
            </text:list-item>
            <text:list-item>
              <text:p text:style-name="P37">At least one method invoked outside the class.</text:p>
            </text:list-item>
          </text:list>
        </text:list-item>
        <text:list-item>
          <text:p text:style-name="P37"><text:span text:style-name="Strong_20_Emphasis">Example:</text:span></text:p>
          <text:p text:style-name="P10"><text:span text:style-name="Source_20_Text">public class NativeWrapper {</text:span></text:p>
          <text:p text:style-name="P10"><text:span text:style-name="Source_20_Text"><text:s text:c="4"/>public native void m1(); public native void m2(); public native void m3();</text:span></text:p>
          <text:p text:style-name="P10"><text:soft-page-break/><text:span text:style-name="Source_20_Text"><text:s text:c="4"/>public native void m4(); public native void m5(); public native void m6();</text:span></text:p>
          <text:p text:style-name="P10"><text:span text:style-name="Source_20_Text"><text:s text:c="4"/>public native void m7(); public native void m8();</text:span></text:p>
          <text:p text:style-name="P10"><text:span text:style-name="Source_20_Text">}</text:span></text:p>
          <text:p text:style-name="P10"><text:span text:style-name="Source_20_Text">OtherClass obj = new OtherClass();</text:span></text:p>
          <text:p text:style-name="P11"><text:span text:style-name="Source_20_Text">obj.useWrapper(new NativeWrapper());</text:span></text:p>
        </text:list-item>
      </text:list>
      <text:p text:style-name="P2"/>
      <text:h text:style-name="P1" text:outline-level="3"><text:span text:style-name="Strong_20_Emphasis">7. Too Much Scattering</text:span></text:h>
      <text:list xml:id="list2012809759" text:style-name="L23">
        <text:list-item>
          <text:p text:style-name="P38"><text:span text:style-name="Strong_20_Emphasis">Definition:</text:span> A package contains many native classes (≥ threshold), each with few native methods.</text:p>
        </text:list-item>
        <text:list-item>
          <text:p text:style-name="P38"><text:span text:style-name="Strong_20_Emphasis">Identification Criteria:</text:span></text:p>
          <text:list>
            <text:list-item>
              <text:p text:style-name="P38">Package has more than threshold native classes.</text:p>
            </text:list-item>
            <text:list-item>
              <text:p text:style-name="P38">Each class has fewer than MaxMethodsThreshold native methods.</text:p>
            </text:list-item>
          </text:list>
        </text:list-item>
        <text:list-item>
          <text:p text:style-name="P38"><text:span text:style-name="Strong_20_Emphasis">Example:</text:span></text:p>
          <text:p text:style-name="P12"><text:span text:style-name="Source_20_Text">// Package with multiple small native classes</text:span></text:p>
          <text:p text:style-name="P12"><text:span text:style-name="Source_20_Text">package com.example.nativepkg;</text:span></text:p>
          <text:p text:style-name="P12"><text:span text:style-name="Source_20_Text">public class A { public native void a1(); }</text:span></text:p>
          <text:p text:style-name="P12"><text:span text:style-name="Source_20_Text">public class B { public native void b1(); }</text:span></text:p>
          <text:p text:style-name="P13"><text:span text:style-name="Source_20_Text">public class C { public native void c1(); }</text:span></text:p>
        </text:list-item>
      </text:list>
      <text:p text:style-name="P2"/>
      <text:h text:style-name="P1" text:outline-level="3"><text:span text:style-name="Strong_20_Emphasis">8. Excessive Inter-language Communication (EILC)</text:span></text:h>
      <text:list xml:id="list1235906179" text:style-name="L24">
        <text:list-item>
          <text:p text:style-name="P39"><text:span text:style-name="Strong_20_Emphasis">Definition:</text:span> A native method is called excessively within a class, within loops, or with repeated parameters.</text:p>
        </text:list-item>
        <text:list-item>
          <text:p text:style-name="P39"><text:span text:style-name="Strong_20_Emphasis">Identification Criteria:</text:span></text:p>
          <text:list>
            <text:list-item>
              <text:p text:style-name="P39">Count of calls to native method exceeds threshold.</text:p>
            </text:list-item>
            <text:list-item>
              <text:p text:style-name="P39">OR calls occur inside loops.</text:p>
            </text:list-item>
            <text:list-item>
              <text:p text:style-name="P39">OR same parameter passed repeatedly beyond threshold.</text:p>
            </text:list-item>
          </text:list>
        </text:list-item>
        <text:list-item>
          <text:p text:style-name="P39"><text:span text:style-name="Strong_20_Emphasis">Example:</text:span></text:p>
          <text:p text:style-name="P14"><text:span text:style-name="Source_20_Text">for (int i = 0; i &lt; 100; i++) {</text:span></text:p>
          <text:p text:style-name="P14"><text:span text:style-name="Source_20_Text"><text:s text:c="4"/>nativeObj.process(i); // excessive loop calls</text:span></text:p>
          <text:p text:style-name="P15"><text:span text:style-name="Source_20_Text">}</text:span></text:p>
        </text:list-item>
      </text:list>
      <text:p text:style-name="P2"/>
      <text:h text:style-name="P1" text:outline-level="3"><text:span text:style-name="Strong_20_Emphasis">9. Local References Abuse</text:span></text:h>
      <text:list xml:id="list667260971" text:style-name="L25">
        <text:list-item>
          <text:p text:style-name="P40"><text:span text:style-name="Strong_20_Emphasis">Definition:</text:span> Excessive local references are created without deleting them or increasing capacity.</text:p>
        </text:list-item>
        <text:list-item>
          <text:p text:style-name="P40"><text:span text:style-name="Strong_20_Emphasis">Identification Criteria:</text:span></text:p>
          <text:list>
            <text:list-item>
              <text:p text:style-name="P40">JNI calls like <text:span text:style-name="Source_20_Text">NewLocalRef</text:span>, <text:span text:style-name="Source_20_Text">AllocObject</text:span>, <text:span text:style-name="Source_20_Text">NewObject*</text:span> used repeatedly.</text:p>
            </text:list-item>
            <text:list-item>
              <text:p text:style-name="P40"><text:soft-page-break/>No corresponding <text:span text:style-name="Source_20_Text">DeleteLocalRef</text:span> or <text:span text:style-name="Source_20_Text">EnsureLocalCapacity</text:span>.</text:p>
            </text:list-item>
          </text:list>
        </text:list-item>
        <text:list-item>
          <text:p text:style-name="P40"><text:span text:style-name="Strong_20_Emphasis">Example:</text:span></text:p>
          <text:p text:style-name="P16"><text:span text:style-name="Source_20_Text">for (int i = 0; i &lt; 1000; i++) {</text:span></text:p>
          <text:p text:style-name="P16"><text:span text:style-name="Source_20_Text"><text:s text:c="4"/>jobject obj = env-&gt;NewObject(cls, mid);</text:span></text:p>
          <text:p text:style-name="P16"><text:span text:style-name="Source_20_Text"><text:s text:c="4"/>// No DeleteLocalRef</text:span></text:p>
          <text:p text:style-name="P17"><text:span text:style-name="Source_20_Text">}</text:span></text:p>
        </text:list-item>
      </text:list>
      <text:p text:style-name="P2"/>
      <text:h text:style-name="P1" text:outline-level="3"><text:span text:style-name="Strong_20_Emphasis">10. Memory Management Mismatch</text:span></text:h>
      <text:list xml:id="list2505259145" text:style-name="L26">
        <text:list-item>
          <text:p text:style-name="P41"><text:span text:style-name="Strong_20_Emphasis">Definition:</text:span> Memory is allocated with JNI “get” functions but never released with the corresponding “release” functions.</text:p>
        </text:list-item>
        <text:list-item>
          <text:p text:style-name="P41"><text:span text:style-name="Strong_20_Emphasis">Identification Criteria:</text:span></text:p>
          <text:list>
            <text:list-item>
              <text:p text:style-name="P41">Calls to methods like <text:span text:style-name="Source_20_Text">GetStringUTFChars</text:span>, <text:span text:style-name="Source_20_Text">GetIntArrayElements</text:span>.</text:p>
            </text:list-item>
            <text:list-item>
              <text:p text:style-name="P41">No corresponding <text:span text:style-name="Source_20_Text">Release*</text:span> call.</text:p>
            </text:list-item>
          </text:list>
        </text:list-item>
        <text:list-item>
          <text:p text:style-name="P41"><text:span text:style-name="Strong_20_Emphasis">Example:</text:span></text:p>
          <text:p text:style-name="P18"><text:span text:style-name="Source_20_Text">const char* str = env-&gt;GetStringUTFChars(jstr, NULL);</text:span></text:p>
          <text:p text:style-name="P19"><text:span text:style-name="Source_20_Text">// Forgot to call ReleaseStringUTFChars</text:span></text:p>
        </text:list-item>
      </text:list>
      <text:p text:style-name="P2"/>
      <text:h text:style-name="P1" text:outline-level="3"><text:span text:style-name="Strong_20_Emphasis">11. Not Caching Objects</text:span></text:h>
      <text:list xml:id="list3407532388" text:style-name="L27">
        <text:list-item>
          <text:p text:style-name="P42"><text:span text:style-name="Strong_20_Emphasis">Definition:</text:span> Field or method IDs are repeatedly looked up instead of being cached.</text:p>
        </text:list-item>
        <text:list-item>
          <text:p text:style-name="P42"><text:span text:style-name="Strong_20_Emphasis">Identification Criteria:</text:span></text:p>
          <text:list>
            <text:list-item>
              <text:p text:style-name="P42">Repeated calls to <text:span text:style-name="Source_20_Text">GetFieldID</text:span>, <text:span text:style-name="Source_20_Text">GetMethodID</text:span>, etc. for same class/object.</text:p>
            </text:list-item>
            <text:list-item>
              <text:p text:style-name="P42">No caching strategy used.</text:p>
            </text:list-item>
          </text:list>
        </text:list-item>
        <text:list-item>
          <text:p text:style-name="P42"><text:span text:style-name="Strong_20_Emphasis">Example:</text:span></text:p>
          <text:p text:style-name="P20"><text:span text:style-name="Source_20_Text">for (int i = 0; i &lt; 100; i++) {</text:span></text:p>
          <text:p text:style-name="P20"><text:span text:style-name="Source_20_Text"><text:s text:c="4"/>jmethodID mid = env-&gt;GetMethodID(cls, "doWork", "()V");</text:span></text:p>
          <text:p text:style-name="P20"><text:span text:style-name="Source_20_Text"><text:s text:c="4"/>env-&gt;CallVoidMethod(obj, mid);</text:span></text:p>
          <text:p text:style-name="P21"><text:span text:style-name="Source_20_Text">}</text:span></text:p>
        </text:list-item>
      </text:list>
      <text:p text:style-name="P2"/>
      <text:h text:style-name="P1" text:outline-level="3"><text:span text:style-name="Strong_20_Emphasis">12. Excessive Objects</text:span></text:h>
      <text:list xml:id="list730944097" text:style-name="L28">
        <text:list-item>
          <text:p text:style-name="P43"><text:span text:style-name="Strong_20_Emphasis">Definition:</text:span> JNI object fields are accessed repeatedly without setting them or managing usage.</text:p>
        </text:list-item>
        <text:list-item>
          <text:p text:style-name="P43"><text:span text:style-name="Strong_20_Emphasis">Identification Criteria:</text:span></text:p>
          <text:list>
            <text:list-item>
              <text:p text:style-name="P43">Multiple <text:span text:style-name="Source_20_Text">Get*Field</text:span> calls on same object parameter.</text:p>
            </text:list-item>
            <text:list-item>
              <text:p text:style-name="P43">No corresponding <text:span text:style-name="Source_20_Text">Set*Field</text:span>.</text:p>
            </text:list-item>
          </text:list>
        </text:list-item>
        <text:list-item>
          <text:p text:style-name="P43"><text:span text:style-name="Strong_20_Emphasis">Example:</text:span></text:p>
          <text:p text:style-name="P22"><text:soft-page-break/><text:span text:style-name="Source_20_Text">jint val1 = env-&gt;GetIntField(obj, fid);</text:span></text:p>
          <text:p text:style-name="P22"><text:span text:style-name="Source_20_Text">jint val2 = env-&gt;GetIntField(obj, fid);</text:span></text:p>
          <text:p text:style-name="P23"><text:span text:style-name="Source_20_Text">// No SetField, repeated gets</text:span></text:p>
        </text:list-item>
      </text:list>
      <text:p text:style-name="P2"/>
      <text:h text:style-name="P1" text:outline-level="3"><text:span text:style-name="Strong_20_Emphasis">13. Unused Method Implementation</text:span></text:h>
      <text:list xml:id="list2847287272" text:style-name="L29">
        <text:list-item>
          <text:p text:style-name="P44"><text:span text:style-name="Strong_20_Emphasis">Definition:</text:span> A native method is declared and implemented but never called.</text:p>
        </text:list-item>
        <text:list-item>
          <text:p text:style-name="P44"><text:span text:style-name="Strong_20_Emphasis">Identification Criteria:</text:span></text:p>
          <text:list>
            <text:list-item>
              <text:p text:style-name="P44">Declared in Java with <text:span text:style-name="Source_20_Text">native</text:span>.</text:p>
            </text:list-item>
            <text:list-item>
              <text:p text:style-name="P44">Implemented in C/C++.</text:p>
            </text:list-item>
            <text:list-item>
              <text:p text:style-name="P44">Not invoked anywhere in Java code.</text:p>
            </text:list-item>
          </text:list>
        </text:list-item>
        <text:list-item>
          <text:p text:style-name="P44"><text:span text:style-name="Strong_20_Emphasis">Example:</text:span></text:p>
          <text:p text:style-name="P24"><text:span text:style-name="Source_20_Text">public native void unusedMethod();</text:span></text:p>
          <text:p text:style-name="P25"><text:span text:style-name="Source_20_Text">// implemented in C, but never called in Java</text:span></text:p>
        </text:list-item>
      </text:list>
      <text:p text:style-name="P2"/>
      <text:h text:style-name="P1" text:outline-level="3"><text:span text:style-name="Strong_20_Emphasis">14. Unused Method Declaration</text:span></text:h>
      <text:list xml:id="list215859353" text:style-name="L30">
        <text:list-item>
          <text:p text:style-name="P45"><text:span text:style-name="Strong_20_Emphasis">Definition:</text:span> A native method is declared in Java but not implemented in C/C++.</text:p>
        </text:list-item>
        <text:list-item>
          <text:p text:style-name="P45"><text:span text:style-name="Strong_20_Emphasis">Identification Criteria:</text:span></text:p>
          <text:list>
            <text:list-item>
              <text:p text:style-name="P45">Declared in Java with <text:span text:style-name="Source_20_Text">native</text:span>.</text:p>
            </text:list-item>
            <text:list-item>
              <text:p text:style-name="P45">No matching implementation in C/C++.</text:p>
            </text:list-item>
          </text:list>
        </text:list-item>
        <text:list-item>
          <text:p text:style-name="P45"><text:span text:style-name="Strong_20_Emphasis">Example:</text:span></text:p>
          <text:p text:style-name="P26"><text:span text:style-name="Source_20_Text">public native void notImplemented();</text:span></text:p>
          <text:p text:style-name="P27"><text:span text:style-name="Source_20_Text">// no C/C++ implementation exists</text:span></text:p>
        </text:list-item>
      </text:list>
      <text:p text:style-name="P2"/>
      <text:h text:style-name="P1" text:outline-level="3"><text:span text:style-name="Strong_20_Emphasis">15. Unused Parameters</text:span></text:h>
      <text:list xml:id="list3256299344" text:style-name="L31">
        <text:list-item>
          <text:p text:style-name="P46"><text:span text:style-name="Strong_20_Emphasis">Definition:</text:span> Parameters of native methods are declared but not used in the implementation.</text:p>
        </text:list-item>
        <text:list-item>
          <text:p text:style-name="P46"><text:span text:style-name="Strong_20_Emphasis">Identification Criteria:</text:span></text:p>
          <text:list>
            <text:list-item>
              <text:p text:style-name="P46">Parameter declared in Java native method.</text:p>
            </text:list-item>
            <text:list-item>
              <text:p text:style-name="P46">Implemented in C/C++ method.</text:p>
            </text:list-item>
            <text:list-item>
              <text:p text:style-name="P46">Parameter never referenced inside method body.</text:p>
            </text:list-item>
          </text:list>
        </text:list-item>
        <text:list-item>
          <text:p text:style-name="P46"><text:span text:style-name="Strong_20_Emphasis">Example:</text:span></text:p>
          <text:p text:style-name="P28"><text:span text:style-name="Source_20_Text">public native void withUnusedParam(int x);</text:span></text:p>
          <text:p text:style-name="P29"><text:span text:style-name="Source_20_Text">JNIEXPORT void JNICALL Java_MyClass_withUnusedParam(JNIEnv* env, jobject obj, jint x) {</text:span></text:p>
          <text:p text:style-name="P29"><text:span text:style-name="Source_20_Text"><text:s text:c="4"/>// x is never used</text:span></text:p>
          <text:p text:style-name="P28"><text:soft-page-break/><text:span text:style-name="Source_20_Text">}</text:span></text:p>
        </text:list-item>
      </text:list>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6T13:21:15.857060473</meta:creation-date>
    <dc:date>2025-09-26T13:21:54.951412671</dc:date>
    <meta:editing-duration>PT40S</meta:editing-duration>
    <meta:editing-cycles>1</meta:editing-cycles>
    <meta:document-statistic meta:table-count="0" meta:image-count="0" meta:object-count="0" meta:page-count="6" meta:paragraph-count="143" meta:word-count="982" meta:character-count="6375" meta:non-whitespace-character-count="5626"/>
    <meta:generator>LibreOffice/7.3.7.2$Linux_X86_64 LibreOffice_project/30$Build-2</meta:generator>
  </office:meta>
</office:document-meta>
</file>